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175cm" fo:min-width="3.337cm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25cm" svg:height="3.429cm" svg:x="3.524cm" svg:y="6.207cm">
          <text:p text:style-name="P1">Gain<text:line-break/>General<text:line-break/>Knowle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425cm" svg:height="3.429cm" svg:x="12.069cm" svg:y="6.207cm">
          <text:p text:style-name="P1">Gain<text:line-break/>Software-Specific<text:line-break/>Knowled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39cm" svg:x1="6.237cm" svg:y1="6.207cm" svg:x2="14.782cm" svg:y2="6.207cm" draw:start-shape="id1" draw:start-glue-point="4" draw:end-shape="id2" draw:end-glue-point="4" svg:d="M6237 6207c0-1417 8545-1417 8545 0" svg:viewBox="0 0 8546 1064">
          <text:p/>
        </draw:connector>
        <draw:connector draw:style-name="gr3" draw:text-style-name="P3" draw:layer="layout" draw:type="curve" draw:line-skew="0.519cm" svg:x1="14.782cm" svg:y1="9.636cm" svg:x2="6.237cm" svg:y2="9.636cm" draw:start-shape="id2" draw:start-glue-point="8" draw:end-shape="id1" draw:end-glue-point="8" svg:d="M14782 9636c0 1608-8545 1608-8545 0" svg:viewBox="0 0 8546 1207">
          <text:p/>
        </draw:connector>
        <draw:frame draw:style-name="gr4" draw:text-style-name="P4" draw:layer="layout" svg:width="4.16cm" svg:height="0.962cm" svg:x="8.509cm" svg:y="4.302cm">
          <draw:text-box>
            <text:p>Need fulfilled</text:p>
          </draw:text-box>
        </draw:frame>
        <draw:frame draw:style-name="gr4" draw:text-style-name="P4" draw:layer="layout" svg:width="5.226cm" svg:height="0.962cm" svg:x="8.023cm" svg:y="10.833cm">
          <draw:text-box>
            <text:p>If there is a ne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3-01T16:06:29.068059250</meta:creation-date>
    <dc:date>2021-03-01T16:09:25.336688014</dc:date>
    <dc:creator>Isaac Griffith</dc:creator>
    <meta:editing-duration>PT2M57S</meta:editing-duration>
    <meta:editing-cycles>1</meta:editing-cycles>
    <meta:generator>LibreOffice/7.0.3.1$Linux_X86_64 LibreOffice_project/00$Build-1</meta:generator>
    <meta:document-statistic meta:object-count="6"/>
  </office:meta>
</office:document-meta>
</file>